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3782387687317" calcext:value-type="float">
            <text:p>2.13782</text:p>
          </table:table-cell>
          <table:table-cell office:value-type="float" office:value="2.3769701323636" calcext:value-type="float">
            <text:p>2.37697</text:p>
          </table:table-cell>
          <table:table-cell office:value-type="float" office:value="3.0830778881161" calcext:value-type="float">
            <text:p>3.0830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401789712965" calcext:value-type="float">
            <text:p>2.14018</text:p>
          </table:table-cell>
          <table:table-cell office:value-type="float" office:value="2.37572497644185" calcext:value-type="float">
            <text:p>2.37572</text:p>
          </table:table-cell>
          <table:table-cell office:value-type="float" office:value="3.09584446959197" calcext:value-type="float">
            <text:p>3.09584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964747402565" calcext:value-type="float">
            <text:p>2.21965</text:p>
          </table:table-cell>
          <table:table-cell office:value-type="float" office:value="2.21940601981536" calcext:value-type="float">
            <text:p>2.21941</text:p>
          </table:table-cell>
          <table:table-cell office:value-type="float" office:value="2.92032409714432" calcext:value-type="float">
            <text:p>2.92032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134094561412" calcext:value-type="float">
            <text:p>2.16134</text:p>
          </table:table-cell>
          <table:table-cell office:value-type="float" office:value="2.34548972363341" calcext:value-type="float">
            <text:p>2.34549</text:p>
          </table:table-cell>
          <table:table-cell office:value-type="float" office:value="2.98610114247954" calcext:value-type="float">
            <text:p>2.9861</text:p>
          </table:table-cell>
          <table:table-cell office:value-type="float" office:value="70596450" calcext:value-type="float">
            <text:p>70596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6706514279401" calcext:value-type="float">
            <text:p>2.16707</text:p>
          </table:table-cell>
          <table:table-cell office:value-type="float" office:value="2.34116759412123" calcext:value-type="float">
            <text:p>2.34117</text:p>
          </table:table-cell>
          <table:table-cell office:value-type="float" office:value="2.99827801539596" calcext:value-type="float">
            <text:p>2.99828</text:p>
          </table:table-cell>
          <table:table-cell office:value-type="float" office:value="70596450" calcext:value-type="float">
            <text:p>705964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410982491036" calcext:value-type="float">
            <text:p>2.22411</text:p>
          </table:table-cell>
          <table:table-cell office:value-type="float" office:value="2.23034967743668" calcext:value-type="float">
            <text:p>2.23035</text:p>
          </table:table-cell>
          <table:table-cell office:value-type="float" office:value="2.92241643641576" calcext:value-type="float">
            <text:p>2.92242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706392744395" calcext:value-type="float">
            <text:p>2.22706</text:p>
          </table:table-cell>
          <table:table-cell office:value-type="float" office:value="2.22865035625157" calcext:value-type="float">
            <text:p>2.22865</text:p>
          </table:table-cell>
          <table:table-cell office:value-type="float" office:value="2.99839614722616" calcext:value-type="float">
            <text:p>2.998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8805795553144" calcext:value-type="float">
            <text:p>2.18806</text:p>
          </table:table-cell>
          <table:table-cell office:value-type="float" office:value="2.31719389355695" calcext:value-type="float">
            <text:p>2.31719</text:p>
          </table:table-cell>
          <table:table-cell office:value-type="float" office:value="3.10359891810312" calcext:value-type="float">
            <text:p>3.103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467250777988" calcext:value-type="float">
            <text:p>2.25467</text:p>
          </table:table-cell>
          <table:table-cell office:value-type="float" office:value="2.19010668538091" calcext:value-type="float">
            <text:p>2.19011</text:p>
          </table:table-cell>
          <table:table-cell office:value-type="float" office:value="2.7834538842694" calcext:value-type="float">
            <text:p>2.78345</text:p>
          </table:table-cell>
          <table:table-cell office:value-type="float" office:value="70534500" calcext:value-type="float">
            <text:p>70534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637166209444" calcext:value-type="float">
            <text:p>2.25637</text:p>
          </table:table-cell>
          <table:table-cell office:value-type="float" office:value="2.1884399123833" calcext:value-type="float">
            <text:p>2.18844</text:p>
          </table:table-cell>
          <table:table-cell office:value-type="float" office:value="2.79302383939774" calcext:value-type="float">
            <text:p>2.79302</text:p>
          </table:table-cell>
          <table:table-cell office:value-type="float" office:value="70534500" calcext:value-type="float">
            <text:p>705345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.2386988409459" calcext:value-type="float">
            <text:p>2.2387</text:p>
          </table:table-cell>
          <table:table-cell office:value-type="float" office:value="2.22493619691202" calcext:value-type="float">
            <text:p>2.22494</text:p>
          </table:table-cell>
          <table:table-cell office:value-type="float" office:value="2.98453531850671" calcext:value-type="float">
            <text:p>2.9845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9465019074074" calcext:value-type="float">
            <text:p>2.29465</text:p>
          </table:table-cell>
          <table:table-cell office:value-type="float" office:value="2.12366653721903" calcext:value-type="float">
            <text:p>2.12367</text:p>
          </table:table-cell>
          <table:table-cell office:value-type="float" office:value="2.79572474763015" calcext:value-type="float">
            <text:p>2.79572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13706063351" calcext:value-type="float">
            <text:p>2.23314</text:p>
          </table:table-cell>
          <table:table-cell office:value-type="float" office:value="2.24716492238975" calcext:value-type="float">
            <text:p>2.24716</text:p>
          </table:table-cell>
          <table:table-cell office:value-type="float" office:value="3.00394007862506" calcext:value-type="float">
            <text:p>3.00394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021597804552" calcext:value-type="float">
            <text:p>2.20216</text:p>
          </table:table-cell>
          <table:table-cell office:value-type="float" office:value="2.32123629611416" calcext:value-type="float">
            <text:p>2.32124</text:p>
          </table:table-cell>
          <table:table-cell office:value-type="float" office:value="3.1059948618377" calcext:value-type="float">
            <text:p>3.1059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370932641462" calcext:value-type="float">
            <text:p>2.28371</text:p>
          </table:table-cell>
          <table:table-cell office:value-type="float" office:value="2.15899509076572" calcext:value-type="float">
            <text:p>2.159</text:p>
          </table:table-cell>
          <table:table-cell office:value-type="float" office:value="2.74188653648858" calcext:value-type="float">
            <text:p>2.7418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23253040428" calcext:value-type="float">
            <text:p>2.30233</text:p>
          </table:table-cell>
          <table:table-cell office:value-type="float" office:value="2.12943222001289" calcext:value-type="float">
            <text:p>2.12943</text:p>
          </table:table-cell>
          <table:table-cell office:value-type="float" office:value="2.80935316499481" calcext:value-type="float">
            <text:p>2.80935</text:p>
          </table:table-cell>
          <table:table-cell office:value-type="float" office:value="70684950" calcext:value-type="float">
            <text:p>706849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34684856553" calcext:value-type="float">
            <text:p>2.28435</text:p>
          </table:table-cell>
          <table:table-cell office:value-type="float" office:value="2.16803633455146" calcext:value-type="float">
            <text:p>2.16804</text:p>
          </table:table-cell>
          <table:table-cell office:value-type="float" office:value="2.73736953222374" calcext:value-type="float">
            <text:p>2.7373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58369947944" calcext:value-type="float">
            <text:p>2.24584</text:p>
          </table:table-cell>
          <table:table-cell office:value-type="float" office:value="2.25135344997677" calcext:value-type="float">
            <text:p>2.25135</text:p>
          </table:table-cell>
          <table:table-cell office:value-type="float" office:value="2.99984241043299" calcext:value-type="float">
            <text:p>2.99984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925929300485" calcext:value-type="float">
            <text:p>2.26926</text:p>
          </table:table-cell>
          <table:table-cell office:value-type="float" office:value="2.21137109652831" calcext:value-type="float">
            <text:p>2.21137</text:p>
          </table:table-cell>
          <table:table-cell office:value-type="float" office:value="2.88851953951871" calcext:value-type="float">
            <text:p>2.8885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94887214009" calcext:value-type="float">
            <text:p>2.27595</text:p>
          </table:table-cell>
          <table:table-cell office:value-type="float" office:value="2.21220950641429" calcext:value-type="float">
            <text:p>2.21221</text:p>
          </table:table-cell>
          <table:table-cell office:value-type="float" office:value="2.88772113463335" calcext:value-type="float">
            <text:p>2.8877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8554975716747" calcext:value-type="float">
            <text:p>2.28555</text:p>
          </table:table-cell>
          <table:table-cell office:value-type="float" office:value="2.23854031882417" calcext:value-type="float">
            <text:p>2.23854</text:p>
          </table:table-cell>
          <table:table-cell office:value-type="float" office:value="3.06108404175688" calcext:value-type="float">
            <text:p>3.06108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436952217897" calcext:value-type="float">
            <text:p>2.27437</text:p>
          </table:table-cell>
          <table:table-cell office:value-type="float" office:value="2.27417746427343" calcext:value-type="float">
            <text:p>2.27418</text:p>
          </table:table-cell>
          <table:table-cell office:value-type="float" office:value="3.18239339239439" calcext:value-type="float">
            <text:p>3.1823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297673599993" calcext:value-type="float">
            <text:p>2.29298</text:p>
          </table:table-cell>
          <table:table-cell office:value-type="float" office:value="2.24149031532534" calcext:value-type="float">
            <text:p>2.24149</text:p>
          </table:table-cell>
          <table:table-cell office:value-type="float" office:value="3.05918848483949" calcext:value-type="float">
            <text:p>3.05919</text:p>
          </table:table-cell>
          <table:table-cell office:value-type="float" office:value="70738050" calcext:value-type="float">
            <text:p>707380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04015826837" calcext:value-type="float">
            <text:p>2.28104</text:p>
          </table:table-cell>
          <table:table-cell office:value-type="float" office:value="2.27747122345095" calcext:value-type="float">
            <text:p>2.27747</text:p>
          </table:table-cell>
          <table:table-cell office:value-type="float" office:value="3.17882311560131" calcext:value-type="float">
            <text:p>3.1788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43791704375" calcext:value-type="float">
            <text:p>2.28438</text:p>
          </table:table-cell>
          <table:table-cell office:value-type="float" office:value="2.1132664297134" calcext:value-type="float">
            <text:p>2.11327</text:p>
          </table:table-cell>
          <table:table-cell office:value-type="float" office:value="2.75339862617973" calcext:value-type="float">
            <text:p>2.753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549457458976" calcext:value-type="float">
            <text:p>2.26549</text:p>
          </table:table-cell>
          <table:table-cell office:value-type="float" office:value="2.12986121207882" calcext:value-type="float">
            <text:p>2.12986</text:p>
          </table:table-cell>
          <table:table-cell office:value-type="float" office:value="2.73912768135508" calcext:value-type="float">
            <text:p>2.7391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374814563402" calcext:value-type="float">
            <text:p>2.28375</text:p>
          </table:table-cell>
          <table:table-cell office:value-type="float" office:value="2.12699946967608" calcext:value-type="float">
            <text:p>2.127</text:p>
          </table:table-cell>
          <table:table-cell office:value-type="float" office:value="2.85436829935725" calcext:value-type="float">
            <text:p>2.8543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7990695997115" calcext:value-type="float">
            <text:p>2.27991</text:p>
          </table:table-cell>
          <table:table-cell office:value-type="float" office:value="2.13909894430185" calcext:value-type="float">
            <text:p>2.1391</text:p>
          </table:table-cell>
          <table:table-cell office:value-type="float" office:value="2.86085352453278" calcext:value-type="float">
            <text:p>2.86085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57151152195" calcext:value-type="float">
            <text:p>2.27757</text:p>
          </table:table-cell>
          <table:table-cell office:value-type="float" office:value="2.1681320047526" calcext:value-type="float">
            <text:p>2.16813</text:p>
          </table:table-cell>
          <table:table-cell office:value-type="float" office:value="2.85952030380476" calcext:value-type="float">
            <text:p>2.85952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64833157442" calcext:value-type="float">
            <text:p>2.28265</text:p>
          </table:table-cell>
          <table:table-cell office:value-type="float" office:value="2.17483126431325" calcext:value-type="float">
            <text:p>2.17483</text:p>
          </table:table-cell>
          <table:table-cell office:value-type="float" office:value="2.87209599009922" calcext:value-type="float">
            <text:p>2.872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38463635638" calcext:value-type="float">
            <text:p>2.26138</text:p>
          </table:table-cell>
          <table:table-cell office:value-type="float" office:value="2.20222489675616" calcext:value-type="float">
            <text:p>2.20222</text:p>
          </table:table-cell>
          <table:table-cell office:value-type="float" office:value="2.87051322093228" calcext:value-type="float">
            <text:p>2.87051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195023671744" calcext:value-type="float">
            <text:p>2.27195</text:p>
          </table:table-cell>
          <table:table-cell office:value-type="float" office:value="2.21389857347988" calcext:value-type="float">
            <text:p>2.2139</text:p>
          </table:table-cell>
          <table:table-cell office:value-type="float" office:value="2.87859338349497" calcext:value-type="float">
            <text:p>2.8785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08141201266" calcext:value-type="float">
            <text:p>2.19081</text:p>
          </table:table-cell>
          <table:table-cell office:value-type="float" office:value="2.30994312142125" calcext:value-type="float">
            <text:p>2.30994</text:p>
          </table:table-cell>
          <table:table-cell office:value-type="float" office:value="2.93650485971763" calcext:value-type="float">
            <text:p>2.936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922210019096" calcext:value-type="float">
            <text:p>2.25922</text:p>
          </table:table-cell>
          <table:table-cell office:value-type="float" office:value="2.23131153449833" calcext:value-type="float">
            <text:p>2.23131</text:p>
          </table:table-cell>
          <table:table-cell office:value-type="float" office:value="2.86888047391476" calcext:value-type="float">
            <text:p>2.8688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.19115064524308" calcext:value-type="float">
            <text:p>2.19115</text:p>
          </table:table-cell>
          <table:table-cell office:value-type="float" office:value="2.30409676915829" calcext:value-type="float">
            <text:p>2.3041</text:p>
          </table:table-cell>
          <table:table-cell office:value-type="float" office:value="2.9492310267597" calcext:value-type="float">
            <text:p>2.9492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853517256586" calcext:value-type="float">
            <text:p>2.25854</text:p>
          </table:table-cell>
          <table:table-cell office:value-type="float" office:value="2.23184815165046" calcext:value-type="float">
            <text:p>2.23185</text:p>
          </table:table-cell>
          <table:table-cell office:value-type="float" office:value="2.87988448963842" calcext:value-type="float">
            <text:p>2.87988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791346093403" calcext:value-type="float">
            <text:p>2.26791</text:p>
          </table:table-cell>
          <table:table-cell office:value-type="float" office:value="2.21260127854965" calcext:value-type="float">
            <text:p>2.2126</text:p>
          </table:table-cell>
          <table:table-cell office:value-type="float" office:value="2.82372076170538" calcext:value-type="float">
            <text:p>2.8237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341295486795" calcext:value-type="float">
            <text:p>2.26341</text:p>
          </table:table-cell>
          <table:table-cell office:value-type="float" office:value="2.20697260886424" calcext:value-type="float">
            <text:p>2.20697</text:p>
          </table:table-cell>
          <table:table-cell office:value-type="float" office:value="2.83454770829405" calcext:value-type="float">
            <text:p>2.8345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43415102029" calcext:value-type="float">
            <text:p>2.25434</text:p>
          </table:table-cell>
          <table:table-cell office:value-type="float" office:value="2.24657980552654" calcext:value-type="float">
            <text:p>2.24658</text:p>
          </table:table-cell>
          <table:table-cell office:value-type="float" office:value="2.91829241367035" calcext:value-type="float">
            <text:p>2.9182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97738841649" calcext:value-type="float">
            <text:p>2.25798</text:p>
          </table:table-cell>
          <table:table-cell office:value-type="float" office:value="2.23866268594309" calcext:value-type="float">
            <text:p>2.23866</text:p>
          </table:table-cell>
          <table:table-cell office:value-type="float" office:value="2.91459635844311" calcext:value-type="float">
            <text:p>2.914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4176040366628" calcext:value-type="float">
            <text:p>2.24176</text:p>
          </table:table-cell>
          <table:table-cell office:value-type="float" office:value="2.23105053385911" calcext:value-type="float">
            <text:p>2.23105</text:p>
          </table:table-cell>
          <table:table-cell office:value-type="float" office:value="3.00002839337968" calcext:value-type="float">
            <text:p>3.0000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46099900906" calcext:value-type="float">
            <text:p>2.24946</text:p>
          </table:table-cell>
          <table:table-cell office:value-type="float" office:value="2.21968883116039" calcext:value-type="float">
            <text:p>2.21969</text:p>
          </table:table-cell>
          <table:table-cell office:value-type="float" office:value="3.00216204991726" calcext:value-type="float">
            <text:p>3.0021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557627259993" calcext:value-type="float">
            <text:p>2.20558</text:p>
          </table:table-cell>
          <table:table-cell office:value-type="float" office:value="2.31792462991311" calcext:value-type="float">
            <text:p>2.31792</text:p>
          </table:table-cell>
          <table:table-cell office:value-type="float" office:value="3.12905984573176" calcext:value-type="float">
            <text:p>3.12906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633213388093" calcext:value-type="float">
            <text:p>2.23633</text:p>
          </table:table-cell>
          <table:table-cell office:value-type="float" office:value="2.27922586578848" calcext:value-type="float">
            <text:p>2.27923</text:p>
          </table:table-cell>
          <table:table-cell office:value-type="float" office:value="2.99219415023247" calcext:value-type="float">
            <text:p>2.9921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4360210109024" calcext:value-type="float">
            <text:p>2.2436</text:p>
          </table:table-cell>
          <table:table-cell office:value-type="float" office:value="2.27491216024345" calcext:value-type="float">
            <text:p>2.27491</text:p>
          </table:table-cell>
          <table:table-cell office:value-type="float" office:value="3.01257822930309" calcext:value-type="float">
            <text:p>3.0125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154006433379" calcext:value-type="float">
            <text:p>2.24154</text:p>
          </table:table-cell>
          <table:table-cell office:value-type="float" office:value="2.27133832104088" calcext:value-type="float">
            <text:p>2.27134</text:p>
          </table:table-cell>
          <table:table-cell office:value-type="float" office:value="3.08294543510181" calcext:value-type="float">
            <text:p>3.08295</text:p>
          </table:table-cell>
          <table:table-cell office:value-type="float" office:value="70693800" calcext:value-type="float">
            <text:p>70693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41664370895" calcext:value-type="float">
            <text:p>2.38417</text:p>
          </table:table-cell>
          <table:table-cell office:value-type="float" office:value="2.04116635090976" calcext:value-type="float">
            <text:p>2.04117</text:p>
          </table:table-cell>
          <table:table-cell office:value-type="float" office:value="2.80078833267639" calcext:value-type="float">
            <text:p>2.80079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052468730079" calcext:value-type="float">
            <text:p>2.22052</text:p>
          </table:table-cell>
          <table:table-cell office:value-type="float" office:value="2.30992015197839" calcext:value-type="float">
            <text:p>2.30992</text:p>
          </table:table-cell>
          <table:table-cell office:value-type="float" office:value="3.13070141589243" calcext:value-type="float">
            <text:p>3.130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871648561858" calcext:value-type="float">
            <text:p>2.38716</text:p>
          </table:table-cell>
          <table:table-cell office:value-type="float" office:value="2.05693653639399" calcext:value-type="float">
            <text:p>2.05694</text:p>
          </table:table-cell>
          <table:table-cell office:value-type="float" office:value="2.79835670782102" calcext:value-type="float">
            <text:p>2.7983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992068611392" calcext:value-type="float">
            <text:p>2.24992</text:p>
          </table:table-cell>
          <table:table-cell office:value-type="float" office:value="2.27369424192786" calcext:value-type="float">
            <text:p>2.27369</text:p>
          </table:table-cell>
          <table:table-cell office:value-type="float" office:value="3.08762669427871" calcext:value-type="float">
            <text:p>3.08763</text:p>
          </table:table-cell>
          <table:table-cell office:value-type="float" office:value="70693800" calcext:value-type="float">
            <text:p>70693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7539634588" calcext:value-type="float">
            <text:p>2.25775</text:p>
          </table:table-cell>
          <table:table-cell office:value-type="float" office:value="2.26756631086519" calcext:value-type="float">
            <text:p>2.26757</text:p>
          </table:table-cell>
          <table:table-cell office:value-type="float" office:value="3.07940564547758" calcext:value-type="float">
            <text:p>3.07941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592970889292" calcext:value-type="float">
            <text:p>2.26593</text:p>
          </table:table-cell>
          <table:table-cell office:value-type="float" office:value="2.27880364493345" calcext:value-type="float">
            <text:p>2.2788</text:p>
          </table:table-cell>
          <table:table-cell office:value-type="float" office:value="3.07952402454924" calcext:value-type="float">
            <text:p>3.07952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478630051241" calcext:value-type="float">
            <text:p>2.24479</text:p>
          </table:table-cell>
          <table:table-cell office:value-type="float" office:value="2.29173647745023" calcext:value-type="float">
            <text:p>2.29174</text:p>
          </table:table-cell>
          <table:table-cell office:value-type="float" office:value="3.22390150543742" calcext:value-type="float">
            <text:p>3.223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85280709079" calcext:value-type="float">
            <text:p>2.24285</text:p>
          </table:table-cell>
          <table:table-cell office:value-type="float" office:value="2.27930636418035" calcext:value-type="float">
            <text:p>2.27931</text:p>
          </table:table-cell>
          <table:table-cell office:value-type="float" office:value="3.23208983029653" calcext:value-type="float">
            <text:p>3.2320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336249316566" calcext:value-type="float">
            <text:p>2.19336</text:p>
          </table:table-cell>
          <table:table-cell office:value-type="float" office:value="2.32887589128921" calcext:value-type="float">
            <text:p>2.32888</text:p>
          </table:table-cell>
          <table:table-cell office:value-type="float" office:value="3.07857879724168" calcext:value-type="float">
            <text:p>3.07858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9168758291268" calcext:value-type="float">
            <text:p>2.19169</text:p>
          </table:table-cell>
          <table:table-cell office:value-type="float" office:value="2.33204265755704" calcext:value-type="float">
            <text:p>2.33204</text:p>
          </table:table-cell>
          <table:table-cell office:value-type="float" office:value="3.07743495195833" calcext:value-type="float">
            <text:p>3.0774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910201609879" calcext:value-type="float">
            <text:p>2.1991</text:p>
          </table:table-cell>
          <table:table-cell office:value-type="float" office:value="2.31018877668689" calcext:value-type="float">
            <text:p>2.31019</text:p>
          </table:table-cell>
          <table:table-cell office:value-type="float" office:value="3.12978678789577" calcext:value-type="float">
            <text:p>3.12979</text:p>
          </table:table-cell>
          <table:table-cell office:value-type="float" office:value="70676100" calcext:value-type="float">
            <text:p>706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8805995237428" calcext:value-type="float">
            <text:p>2.18806</text:p>
          </table:table-cell>
          <table:table-cell office:value-type="float" office:value="2.31421923394188" calcext:value-type="float">
            <text:p>2.31422</text:p>
          </table:table-cell>
          <table:table-cell office:value-type="float" office:value="3.12728546142189" calcext:value-type="float">
            <text:p>3.12729</text:p>
          </table:table-cell>
          <table:table-cell office:value-type="float" office:value="70676100" calcext:value-type="float">
            <text:p>706761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008401817969" calcext:value-type="float">
            <text:p>2.17008</text:p>
          </table:table-cell>
          <table:table-cell office:value-type="float" office:value="2.43641524787977" calcext:value-type="float">
            <text:p>2.43642</text:p>
          </table:table-cell>
          <table:table-cell office:value-type="float" office:value="3.28645602078486" calcext:value-type="float">
            <text:p>3.28646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7533233590884" calcext:value-type="float">
            <text:p>2.17533</text:p>
          </table:table-cell>
          <table:table-cell office:value-type="float" office:value="2.43247717296556" calcext:value-type="float">
            <text:p>2.43248</text:p>
          </table:table-cell>
          <table:table-cell office:value-type="float" office:value="3.29500781975155" calcext:value-type="float">
            <text:p>3.2950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SUM([.A56:.A60])" office:value-type="float" office:value="5" calcext:value-type="float">
            <text:p>5</text:p>
          </table:table-cell>
          <table:table-cell table:formula="of:=SUM([.B56:.B60])" office:value-type="float" office:value="2" calcext:value-type="float">
            <text:p>2</text:p>
          </table:table-cell>
          <table:table-cell table:formula="of:=SUM([.C56:.C60])" office:value-type="float" office:value="2" calcext:value-type="float">
            <text:p>2</text:p>
          </table:table-cell>
          <table:table-cell table:formula="of:=SUM([.D56:.D60])" office:value-type="float" office:value="4" calcext:value-type="float">
            <text:p>4</text:p>
          </table:table-cell>
          <table:table-cell table:formula="of:=SUM([.E56:.E60])" office:value-type="float" office:value="3" calcext:value-type="float">
            <text:p>3</text:p>
          </table:table-cell>
          <table:table-cell table:formula="of:=SUM([.F56:.F60])" office:value-type="float" office:value="4" calcext:value-type="float">
            <text:p>4</text:p>
          </table:table-cell>
          <table:table-cell table:formula="of:=SUM([.G56:.G60])" office:value-type="float" office:value="0" calcext:value-type="float">
            <text:p>0</text:p>
          </table:table-cell>
          <table:table-cell table:formula="of:=SUM([.H56:.H60])" office:value-type="float" office:value="1" calcext:value-type="float">
            <text:p>1</text:p>
          </table:table-cell>
          <table:table-cell table:formula="of:=SUM([.I56:.I60])" office:value-type="float" office:value="2" calcext:value-type="float">
            <text:p>2</text:p>
          </table:table-cell>
          <table:table-cell table:formula="of:=SUM([.J56:.J60])" office:value-type="float" office:value="3" calcext:value-type="float">
            <text:p>3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4" calcext:value-type="float">
            <text:p>4</text:p>
          </table:table-cell>
          <table:table-cell table:formula="of:=SUM([.M56:.M60])" office:value-type="float" office:value="4" calcext:value-type="float">
            <text:p>4</text:p>
          </table:table-cell>
          <table:table-cell table:formula="of:=SUM([.N56:.N60])" office:value-type="float" office:value="2" calcext:value-type="float">
            <text:p>2</text:p>
          </table:table-cell>
          <table:table-cell table:formula="of:=SUM([.O56:.O60])" office:value-type="float" office:value="2" calcext:value-type="float">
            <text:p>2</text:p>
          </table:table-cell>
          <table:table-cell table:formula="of:=SUM([.P56:.P60])" office:value-type="float" office:value="3" calcext:value-type="float">
            <text:p>3</text:p>
          </table:table-cell>
          <table:table-cell table:formula="of:=SUM([.Q56:.Q60])" office:value-type="float" office:value="4" calcext:value-type="float">
            <text:p>4</text:p>
          </table:table-cell>
          <table:table-cell table:formula="of:=SUM([.R56:.R60])" office:value-type="float" office:value="3" calcext:value-type="float">
            <text:p>3</text:p>
          </table:table-cell>
          <table:table-cell table:formula="of:=SUM([.S56:.S60])" office:value-type="float" office:value="4" calcext:value-type="float">
            <text:p>4</text:p>
          </table:table-cell>
          <table:table-cell table:formula="of:=SUM([.T56:.T60])" office:value-type="float" office:value="3" calcext:value-type="float">
            <text:p>3</text:p>
          </table:table-cell>
          <table:table-cell table:formula="of:=SUM([.U56:.U60])" office:value-type="float" office:value="4" calcext:value-type="float">
            <text:p>4</text:p>
          </table:table-cell>
          <table:table-cell table:formula="of:=SUM([.V56:.V60])" office:value-type="float" office:value="3" calcext:value-type="float">
            <text:p>3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0" calcext:value-type="float">
            <text:p>0</text:p>
          </table:table-cell>
          <table:table-cell table:formula="of:=SUM([.Y56:.Y60])" office:value-type="float" office:value="2" calcext:value-type="float">
            <text:p>2</text:p>
          </table:table-cell>
          <table:table-cell table:formula="of:=SUM([.Z56:.Z60])" office:value-type="float" office:value="1" calcext:value-type="float">
            <text:p>1</text:p>
          </table:table-cell>
          <table:table-cell table:formula="of:=SUM([.AA56:.AA60])" office:value-type="float" office:value="2" calcext:value-type="float">
            <text:p>2</text:p>
          </table:table-cell>
          <table:table-cell table:formula="of:=SUM([.AB56:.AB60])" office:value-type="float" office:value="2" calcext:value-type="float">
            <text:p>2</text:p>
          </table:table-cell>
          <table:table-cell table:formula="of:=SUM([.AC56:.AC60])" office:value-type="float" office:value="3" calcext:value-type="float">
            <text:p>3</text:p>
          </table:table-cell>
          <table:table-cell table:formula="of:=SUM([.AD56:.AD60])" office:value-type="float" office:value="1" calcext:value-type="float">
            <text:p>1</text:p>
          </table:table-cell>
          <table:table-cell table:formula="of:=SUM([.AE56:.AE60])" office:value-type="float" office:value="3" calcext:value-type="float">
            <text:p>3</text:p>
          </table:table-cell>
          <table:table-cell table:formula="of:=SUM([.AF56:.AF60])" office:value-type="float" office:value="3" calcext:value-type="float">
            <text:p>3</text:p>
          </table:table-cell>
          <table:table-cell table:formula="of:=SUM([.AG56:.AG60])" office:value-type="float" office:value="3" calcext:value-type="float">
            <text:p>3</text:p>
          </table:table-cell>
          <table:table-cell table:formula="of:=SUM([.AH56:.AH60])" office:value-type="float" office:value="3" calcext:value-type="float">
            <text:p>3</text:p>
          </table:table-cell>
          <table:table-cell table:formula="of:=SUM([.AI56:.AI60])" office:value-type="float" office:value="2" calcext:value-type="float">
            <text:p>2</text:p>
          </table:table-cell>
          <table:table-cell table:formula="of:=SUM([.AJ56:.AJ60])" office:value-type="float" office:value="2" calcext:value-type="float">
            <text:p>2</text:p>
          </table:table-cell>
          <table:table-cell table:formula="of:=SUM([.AK56:.AK60])" office:value-type="float" office:value="2" calcext:value-type="float">
            <text:p>2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2" calcext:value-type="float">
            <text:p>2</text:p>
          </table:table-cell>
          <table:table-cell table:formula="of:=SUM([.AN56:.AN60])" office:value-type="float" office:value="5" calcext:value-type="float">
            <text:p>5</text:p>
          </table:table-cell>
          <table:table-cell table:formula="of:=SUM([.AO56:.AO60])" office:value-type="float" office:value="3" calcext:value-type="float">
            <text:p>3</text:p>
          </table:table-cell>
          <table:table-cell table:formula="of:=SUM([.AP56:.AP60])" office:value-type="float" office:value="4" calcext:value-type="float">
            <text:p>4</text:p>
          </table:table-cell>
          <table:table-cell table:formula="of:=SUM([.AQ56:.AQ60])" office:value-type="float" office:value="1" calcext:value-type="float">
            <text:p>1</text:p>
          </table:table-cell>
          <table:table-cell table:formula="of:=SUM([.AR56:.AR60])" office:value-type="float" office:value="2" calcext:value-type="float">
            <text:p>2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1" calcext:value-type="float">
            <text:p>1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5" calcext:value-type="float">
            <text:p>5</text:p>
          </table:table-cell>
          <table:table-cell table:formula="of:=SUM([.AY56:.AY60])" office:value-type="float" office:value="3" calcext:value-type="float">
            <text:p>3</text:p>
          </table:table-cell>
          <table:table-cell table:formula="of:=SUM([.AZ56:.AZ60])" office:value-type="float" office:value="0" calcext:value-type="float">
            <text:p>0</text:p>
          </table:table-cell>
          <table:table-cell table:formula="of:=SUM([.BA56:.BA60])" office:value-type="float" office:value="1" calcext:value-type="float">
            <text:p>1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5" calcext:value-type="float">
            <text:p>5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3" calcext:value-type="float">
            <text:p>3</text:p>
          </table:table-cell>
          <table:table-cell table:formula="of:=SUM([.BF56:.BF60])" office:value-type="float" office:value="4" calcext:value-type="float">
            <text:p>4</text:p>
          </table:table-cell>
          <table:table-cell table:formula="of:=SUM([.BG56:.BG60])" office:value-type="float" office:value="3" calcext:value-type="float">
            <text:p>3</text:p>
          </table:table-cell>
          <table:table-cell table:formula="of:=SUM([.BH56:.BH60])" office:value-type="float" office:value="3" calcext:value-type="float">
            <text:p>3</text:p>
          </table:table-cell>
          <table:table-cell table:formula="of:=SUM([.BI56:.BI60])" office:value-type="float" office:value="1" calcext:value-type="float">
            <text:p>1</text:p>
          </table:table-cell>
          <table:table-cell table:formula="of:=SUM([.BJ56:.BJ60])" office:value-type="float" office:value="4" calcext:value-type="float">
            <text:p>4</text:p>
          </table:table-cell>
          <table:table-cell table:formula="of:=SUM([.BK56:.BK60])" office:value-type="float" office:value="0" calcext:value-type="float">
            <text:p>0</text:p>
          </table:table-cell>
          <table:table-cell table:formula="of:=SUM([.BL56:.BL60])" office:value-type="float" office:value="4" calcext:value-type="float">
            <text:p>4</text:p>
          </table:table-cell>
          <table:table-cell table:formula="of:=SUM([.BM56:.BM60])" office:value-type="float" office:value="4" calcext:value-type="float">
            <text:p>4</text:p>
          </table:table-cell>
          <table:table-cell table:formula="of:=SUM([.BN56:.BN60])" office:value-type="float" office:value="0" calcext:value-type="float">
            <text:p>0</text:p>
          </table:table-cell>
          <table:table-cell table:formula="of:=SUM([.BO56:.BO60])" office:value-type="float" office:value="2" calcext:value-type="float">
            <text:p>2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3" calcext:value-type="float">
            <text:p>3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"/>
          <table:table-cell office:value-type="float" office:value="0" calcext:value-type="float">
            <text:p>0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19T10:36:05.992952753</dc:date>
    <meta:document-statistic meta:table-count="1" meta:cell-count="4579" meta:object-count="0"/>
    <meta:generator>LibreOffice/4.2.8.2$Linux_X86_64 LibreOffice_project/420m0$Build-2</meta:generator>
  </office:meta>
</office:document-meta>
</file>